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r -tiedosto ja testitiedostot ovat kansiossa testaus. Ohjelma suoritetaan joko "java -jar Tira2012LZW.jar p ___ ___" pakattaessa tiedostoa tai "java -jar Tira2012LZW.jar a ___ ___" avattaessa tiedostoa. Ensimmäinen "___" on tiedosto joka pakataan tai avataan ja toinen on tiedosto johon pakattu/avattu tiedosto kirjoitetaan. Muilla syötteillä ohjelma kertoo millainen syötteen pitäisi olla. Tiedostoissa voi olla minkälaista tahansa tieto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14S</meta:editing-duration>
    <meta:editing-cycles>3</meta:editing-cycles>
    <meta:generator>OpenOffice.org/3.3$Win32 OpenOffice.org_project/330m20$Build-9567</meta:generator>
    <dc:date>2012-10-13T11:03:00.81</dc:date>
    <meta:document-statistic meta:table-count="0" meta:image-count="0" meta:object-count="0" meta:page-count="1" meta:paragraph-count="1" meta:word-count="57" meta:character-count="442"/>
    <meta:user-defined meta:name="Info 1"/>
    <meta:user-defined meta:name="Info 2"/>
    <meta:user-defined meta:name="Info 3"/>
    <meta:user-defined meta:name="Info 4"/>
  </office:meta>
</office:document-meta>
</file>